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2"/>
      <style:map style:condition="cell-content()=&quot;Ausgehen&quot;" style:apply-style-name="Ausgehen" style:base-cell-address="'Juni 15'.D2"/>
      <style:map style:condition="cell-content()=&quot;Getränke&quot;" style:apply-style-name="Getränke" style:base-cell-address="'Juni 15'.D2"/>
      <style:map style:condition="cell-content()=&quot;Kaffee&quot;" style:apply-style-name="Kaffee" style:base-cell-address="'Juni 15'.D2"/>
      <style:map style:condition="cell-content()=&quot;Kleidung&quot;" style:apply-style-name="Kleidung" style:base-cell-address="'Juni 15'.D2"/>
      <style:map style:condition="cell-content()=&quot;Kosmetika&quot;" style:apply-style-name="Kosmetika" style:base-cell-address="'Juni 15'.D2"/>
      <style:map style:condition="cell-content()=&quot;Nahrung&quot;" style:apply-style-name="Nahrung" style:base-cell-address="'Juni 15'.D2"/>
      <style:map style:condition="cell-content()=&quot;Rechnungen&quot;" style:apply-style-name="Rechnungen" style:base-cell-address="'Juni 15'.D2"/>
      <style:map style:condition="cell-content()=&quot;Sonstiges&quot;" style:apply-style-name="Sonstiges" style:base-cell-address="'Juni 15'.D2"/>
      <style:map style:condition="cell-content()=&quot;Tabak&quot;" style:apply-style-name="Tabak" style:base-cell-address="'Juni 15'.D2"/>
      <style:map style:condition="cell-content()=&quot;Verkehr&quot;" style:apply-style-name="Verkehr" style:base-cell-address="'Juni 15'.D2"/>
      <style:map style:condition="cell-content()=&quot;Zucker&quot;" style:apply-style-name="Zucker" style:base-cell-address="'Juni 15'.D2"/>
    </style:style>
    <style:style style:name="ce4" style:family="table-cell" style:parent-style-name="Default">
      <style:map style:condition="cell-content()=&quot;Amazon&quot;" style:apply-style-name="Amazon" style:base-cell-address="'Juni 15'.D2"/>
      <style:map style:condition="cell-content()=&quot;Ausgehen&quot;" style:apply-style-name="Ausgehen" style:base-cell-address="'Juni 15'.D2"/>
      <style:map style:condition="cell-content()=&quot;Getränke&quot;" style:apply-style-name="Getränke" style:base-cell-address="'Juni 15'.D2"/>
      <style:map style:condition="cell-content()=&quot;Kaffee&quot;" style:apply-style-name="Kaffee" style:base-cell-address="'Juni 15'.D2"/>
      <style:map style:condition="cell-content()=&quot;Kleidung&quot;" style:apply-style-name="Kleidung" style:base-cell-address="'Juni 15'.D2"/>
      <style:map style:condition="cell-content()=&quot;Kosmetika&quot;" style:apply-style-name="Kosmetika" style:base-cell-address="'Juni 15'.D2"/>
      <style:map style:condition="cell-content()=&quot;Nahrung&quot;" style:apply-style-name="Nahrung" style:base-cell-address="'Juni 15'.D2"/>
      <style:map style:condition="cell-content()=&quot;Rechnungen&quot;" style:apply-style-name="Rechnungen" style:base-cell-address="'Juni 15'.D2"/>
      <style:map style:condition="cell-content()=&quot;Sonstiges&quot;" style:apply-style-name="Sonstiges" style:base-cell-address="'Juni 15'.D2"/>
      <style:map style:condition="cell-content()=&quot;Tabak&quot;" style:apply-style-name="Tabak" style:base-cell-address="'Juni 15'.D2"/>
      <style:map style:condition="cell-content()=&quot;Verkehr&quot;" style:apply-style-name="Verkehr" style:base-cell-address="'Juni 15'.D2"/>
      <style:map style:condition="cell-content()=&quot;Zucker&quot;" style:apply-style-name="Zucker" style:base-cell-address="'Juni 15'.D2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shapes>
          <draw:frame draw:z-index="0" draw:style-name="gr1" draw:text-style-name="P1" svg:width="452.92pt" svg:height="255.26pt" svg:x="381pt" svg:y="453.26pt">
            <draw:object draw:notify-on-update-of-ranges="'Juni 15'.G8:'Juni 15'.G19 'Juni 15'.H8:'Juni 15'.H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1002.58" calcext:value-type="float">
            <text:p>1002.58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6];&quot;03.06.2015&quot;;[.C1:.C65536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6];&quot;04.06.2015&quot;;[.C1:.C65536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2:.D65526];&quot;Rechnungen&quot;;[.C2:.C65526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6];&quot;05.06.2015&quot;;[.C1:.C65536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2:.D65546];&quot;Nahrung&quot;;[.C2:.C65546])" office:value-type="float" office:value="147.13" calcext:value-type="float">
            <text:p>147.13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6];&quot;06.06.2015&quot;;[.C1:.C65536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2:.D65538];&quot;Ausgehen&quot;;[.C2:.C65538])" office:value-type="float" office:value="126.45" calcext:value-type="float">
            <text:p>126.4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6];&quot;07.06.2015&quot;;[.C1:.C65536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2:.D65535];&quot;Kleidung&quot;;[.C2:.C65535])" office:value-type="float" office:value="39.95" calcext:value-type="float">
            <text:p>39.95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6];&quot;08.06.2015&quot;;[.C1:.C65536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2:.D65535];&quot;Tabak&quot;;[.C2:.C65535])" office:value-type="float" office:value="37.95" calcext:value-type="float">
            <text:p>37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6];&quot;09.06.2015&quot;;[.C1:.C65536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2:.D65545];&quot;Zucker&quot;;[.C2:.C65545])" office:value-type="float" office:value="32.32" calcext:value-type="float">
            <text:p>32.32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6];&quot;10.06.2015&quot;;[.C1:.C65536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2:.D65536];&quot;Kosmetika&quot;;[.C2:.C65536])" office:value-type="float" office:value="31.37" calcext:value-type="float">
            <text:p>31.3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6];&quot;11.06.2015&quot;;[.C1:.C65536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2:.D65538];&quot;Verkehr&quot;;[.C2:.C65538])" office:value-type="float" office:value="27" calcext:value-type="float">
            <text:p>27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6];&quot;12.06.2015&quot;;[.C1:.C65536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2:.D65536];&quot;Getränke&quot;;[.C2:.C65536])" office:value-type="float" office:value="22.11" calcext:value-type="float">
            <text:p>22.11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6];&quot;13.06.2015&quot;;[.C1:.C65536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2:.D65535];&quot;Amazon&quot;;[.C2:.C65535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6];&quot;14.06.2015&quot;;[.C1:.C65536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6];&quot;15.06.2015&quot;;[.C1:.C65536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7" table:content-validation-name="val1" table:formula="of:=SUMIF([.D2:.D65534];&quot;Sonstiges&quot;;[.C2:.C65534])" office:value-type="float" office:value="5.02" calcext:value-type="float">
            <text:p>5.02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6];&quot;16.06.2015&quot;;[.C1:.C65536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6];&quot;17.06.2015&quot;;[.C1:.C65536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6];&quot;18.06.2015&quot;;[.C1:.C65536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6];&quot;19.06.2015&quot;;[.C1:.C65536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6];&quot;20.06.2015&quot;;[.C1:.C65536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6];&quot;21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6];&quot;22.06.2015&quot;;[.C1:.C65536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6];&quot;23.06.2015&quot;;[.C1:.C65536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6];&quot;24.06.2015&quot;;[.C1:.C65536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6];&quot;25.06.2015&quot;;[.C1:.C65536])" office:value-type="float" office:value="7.77" calcext:value-type="float">
            <text:p>7.7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6];&quot;26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6];&quot;27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6];&quot;28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6];&quot;29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6];&quot;30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34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6:'Juni 15'.D1048576 'Juni 15'.D2:'Juni 15'.D175 'Juni 15'.D177:'Juni 15'.D224">
            <calcext:condition calcext:apply-style-name="Amazon" calcext:value="=&quot;Amazon&quot;" calcext:base-cell-address="'Juni 15'.D2"/>
            <calcext:condition calcext:apply-style-name="Ausgehen" calcext:value="=&quot;Ausgehen&quot;" calcext:base-cell-address="'Juni 15'.D2"/>
            <calcext:condition calcext:apply-style-name="Getränke" calcext:value="=&quot;Getränke&quot;" calcext:base-cell-address="'Juni 15'.D2"/>
            <calcext:condition calcext:apply-style-name="Kaffee" calcext:value="=&quot;Kaffee&quot;" calcext:base-cell-address="'Juni 15'.D2"/>
            <calcext:condition calcext:apply-style-name="Kleidung" calcext:value="=&quot;Kleidung&quot;" calcext:base-cell-address="'Juni 15'.D2"/>
            <calcext:condition calcext:apply-style-name="Kosmetika" calcext:value="=&quot;Kosmetika&quot;" calcext:base-cell-address="'Juni 15'.D2"/>
            <calcext:condition calcext:apply-style-name="Nahrung" calcext:value="=&quot;Nahrung&quot;" calcext:base-cell-address="'Juni 15'.D2"/>
            <calcext:condition calcext:apply-style-name="Rechnungen" calcext:value="=&quot;Rechnungen&quot;" calcext:base-cell-address="'Juni 15'.D2"/>
            <calcext:condition calcext:apply-style-name="Sonstiges" calcext:value="=&quot;Sonstiges&quot;" calcext:base-cell-address="'Juni 15'.D2"/>
            <calcext:condition calcext:apply-style-name="Tabak" calcext:value="=&quot;Tabak&quot;" calcext:base-cell-address="'Juni 15'.D2"/>
            <calcext:condition calcext:apply-style-name="Verkehr" calcext:value="=&quot;Verkehr&quot;" calcext:base-cell-address="'Juni 15'.D2"/>
            <calcext:condition calcext:apply-style-name="Zucker" calcext:value="=&quot;Zucker&quot;" calcext:base-cell-address="'Juni 15'.D2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D1:'Juni 15'.D1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 table:orientation="column"/>
        <table:database-range table:name="Kategorien" table:target-range-address="Kategorien.A1:Kategorien.A12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1:'Juni 15'.D2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0:37:15.883136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25T10:45:47.318805131</dc:date>
    <meta:editing-duration>PT3H14M54S</meta:editing-duration>
    <meta:editing-cycles>31</meta:editing-cycles>
    <meta:generator>LibreOffice/4.4.3.2$Linux_x86 LibreOffice_project/40m0$Build-2</meta:generator>
    <meta:document-statistic meta:table-count="2" meta:cell-count="10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79cm" svg:height="9.006cm" xlink:href=".." xlink:type="simple" chart:class="chart:circle" chart:style-name="ch1">
        <chart:legend chart:legend-position="end" svg:x="13.318cm" svg:y="1.465cm" style:legend-expansion="high" chart:style-name="ch2"/>
        <chart:plot-area chart:style-name="ch3" table:cell-range-address="'Juni 15'.G8:'Juni 15'.H19" chart:data-source-has-labels="column" svg:x="-0.001cm" svg:y="1.387cm" svg:width="12.683cm" svg:height="7.60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-0.001cm" svg:y="1.379cm" svg:width="12.683cm" svg:height="7.62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Juni 15'.G8:'Juni 15'.G1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8:'Juni 15'.H1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8:'Juni 15'.G19</svg:desc>
                </draw:g>
              </table:table-cell>
              <table:table-cell office:value-type="float" office:value="512.72">
                <text:p>512.72</text:p>
                <draw:g>
                  <svg:desc>'Juni 15'.H8:'Juni 15'.H19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47.13">
                <text:p>147.13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26.45">
                <text:p>126.4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39.95">
                <text:p>39.95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37.95">
                <text:p>37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2.32">
                <text:p>32.32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1.37">
                <text:p>31.3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5.02">
                <text:p>5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